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9-1">
      <style:table-properties table:display="true" style:writing-mode="lr-tb"/>
    </style:style>
    <style:style style:name="ta2" style:family="table" style:master-page-name="PageStyle_5f_9-2">
      <style:table-properties table:display="true" style:writing-mode="lr-tb"/>
    </style:style>
    <style:style style:name="ta3" style:family="table" style:master-page-name="PageStyle_5f_9-3">
      <style:table-properties table:display="true" style:writing-mode="lr-tb"/>
    </style:style>
    <style:style style:name="ta4" style:family="table" style:master-page-name="PageStyle_5f_9-4">
      <style:table-properties table:display="true" style:writing-mode="lr-tb"/>
    </style:style>
    <style:style style:name="ta5" style:family="table" style:master-page-name="PageStyle_5f_12-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-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jercicio 9-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4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 en Hz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 en Ω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 en H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en 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XL = 2*PI()*f*L</text:p>
          </table:table-cell>
          <table:table-cell table:style-name="ce1"/>
          <table:table-cell table:style-name="ce1" office:value-type="string" calcext:value-type="string">
            <text:p>XC = 1/(2*PI()*f*C)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E en V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office:value-type="float" office:value="220" calcext:value-type="float">
            <text:p>22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 en A</text:p>
          </table:table-cell>
          <table:table-cell table:style-name="ce5" table:formula="of:=[.B11]/[.B15]" office:value-type="float" office:value="3.666666667" calcext:value-type="float">
            <text:p>3,66666666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[.B13]" office:value-type="float" office:value="3.666666667" calcext:value-type="float">
            <text:p>3,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B11]/[.B15]" office:value-type="float" office:value="3.666666667" calcext:value-type="float">
            <text:p>3,66666666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[.B13]" office:value-type="float" office:value="3.666666667" calcext:value-type="float">
            <text:p>3,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Z en Ω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[.B15]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office:value-type="float" office:value="60" calcext:value-type="float">
            <text:p>6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[.B16]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>
            <text:p>P en W</text:p>
          </table:table-cell>
          <table:table-cell table:style-name="ce7" table:formula="of:=[.B12]*[.B14]" office:value-type="float" office:value="806.6666667" calcext:value-type="float" table:number-columns-spanned="2" table:number-rows-spanned="1">
            <text:p>806,6666667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1]*[.D13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1]*[.D13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[.H12]*[.H14]" office:value-type="float" office:value="806.6666667" calcext:value-type="float" table:number-columns-spanned="2" table:number-rows-spanned="1">
            <text:p>806,6666667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Angle </text:span><text:span text:style-name="T2">φ</text:span>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-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jercicio 9-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4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 en Hz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 en Ω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 en H</text:p>
          </table:table-cell>
          <table:table-cell table:style-name="ce4" office:value-type="float" office:value="0.191" calcext:value-type="float">
            <text:p>0,1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en 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XL = 2*PI()*f*L</text:p>
          </table:table-cell>
          <table:covered-table-cell/>
          <table:table-cell table:style-name="ce6" office:value-type="string" calcext:value-type="string" table:number-columns-spanned="2" table:number-rows-spanned="1">
            <text:p>XC = 1/(2*PI()*f*C)</text:p>
          </table:table-cell>
          <table:covered-table-cell/>
          <table:table-cell table:style-name="ce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15"/>
        </table:table-row>
        <table:table-row table:style-name="ro1">
          <table:table-cell table:style-name="ce2"/>
          <table:table-cell table:style-name="ce4" office:value-type="string" calcext:value-type="string">
            <text:p>Re / mòdul</text:p>
          </table:table-cell>
          <table:table-cell table:style-name="ce4" office:value-type="string" calcext:value-type="string">
            <text:p>Im / angle</text:p>
          </table:table-cell>
          <table:table-cell table:style-name="ce4" office:value-type="string" calcext:value-type="string">
            <text:p>Re / mòdul</text:p>
          </table:table-cell>
          <table:table-cell table:style-name="ce4" office:value-type="string" calcext:value-type="string">
            <text:p>Im / angle</text:p>
          </table:table-cell>
          <table:table-cell table:style-name="ce4" office:value-type="string" calcext:value-type="string">
            <text:p>Re / mòdul</text:p>
          </table:table-cell>
          <table:table-cell table:style-name="ce4" office:value-type="string" calcext:value-type="string">
            <text:p>Im / angle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E en V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2">
            <text:p>I en 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4]*COS(([.E14]/360)*2*PI())" office:value-type="float" office:value="0" calcext:value-type="float">
            <text:p>0</text:p>
          </table:table-cell>
          <table:table-cell table:style-name="ce4" table:formula="of:=[.D14]*SIN(([.E14]/360)*2*PI())" office:value-type="float" office:value="-3.666396595" calcext:value-type="float">
            <text:p>-3,66639659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H14]*COS(([.I14]/360)*2*PI())" office:value-type="float" office:value="0" calcext:value-type="float">
            <text:p>0</text:p>
          </table:table-cell>
          <table:table-cell table:style-name="ce4" table:formula="of:=[.H14]*SIN(([.I14]/360)*2*PI())" office:value-type="float" office:value="-3.666396595" calcext:value-type="float">
            <text:p>-3,666396595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H12]/[.D16]" office:value-type="float" office:value="3.666396595" calcext:value-type="float">
            <text:p>3,666396595</text:p>
          </table:table-cell>
          <table:table-cell table:style-name="ce4" table:formula="of:=[.I12]-[.E16]" office:value-type="float" office:value="-90" calcext:value-type="float">
            <text:p>-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H12]/[.D16]" office:value-type="float" office:value="3.666396595" calcext:value-type="float">
            <text:p>3,666396595</text:p>
          </table:table-cell>
          <table:table-cell table:style-name="ce4" table:formula="of:=[.I12]-[.E16]" office:value-type="float" office:value="-90" calcext:value-type="float">
            <text:p>-9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2">
            <text:p>Z en Ω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2*PI()*50*0.191" office:value-type="float" office:value="60.00441968" calcext:value-type="float">
            <text:p>60,004419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[.B1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2*PI()*50*0.191" office:value-type="float" office:value="60.00441968" calcext:value-type="float">
            <text:p>60,0044196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[.H12]/[.H14]" office:value-type="float" office:value="60.00441968" calcext:value-type="float">
            <text:p>60,00441968</text:p>
          </table:table-cell>
          <table:table-cell table:style-name="ce4" table:formula="of:=[.I12]-[.I14]" office:value-type="float" office:value="90" calcext:value-type="float">
            <text:p>9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>
            <text:p>P en W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806.6072509" calcext:value-type="float" table:number-columns-spanned="2" table:number-rows-spanned="1">
            <text:p>806,6072509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H12]*[.H14]" office:value-type="float" office:value="806.6072509" calcext:value-type="float" table:number-columns-spanned="2" table:number-rows-spanned="1">
            <text:p>806,6072509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806.6072509" calcext:value-type="float" table:number-columns-spanned="2" table:number-rows-spanned="1">
            <text:p>806,6072509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H12]*[.H14]" office:value-type="float" office:value="806.6072509" calcext:value-type="float" table:number-columns-spanned="2" table:number-rows-spanned="1">
            <text:p>806,6072509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Angle </text:span><text:span text:style-name="T2">φ</text:span></text:p>
          </table:table-cell>
          <table:table-cell table:number-columns-repeated="3"/>
          <table:table-cell table:style-name="ce5" table:formula="of:=90" office:value-type="float" office:value="90" calcext:value-type="float">
            <text:p>90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-3" table:style-name="ta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ejercicio 9-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4" office:value-type="string" calcext:value-type="string">
            <text:p>R i L en sèr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 en Hz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 en Ω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 en H</text:p>
          </table:table-cell>
          <table:table-cell table:style-name="ce4" office:value-type="float" office:value="0.191" calcext:value-type="float">
            <text:p>0,1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en 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XL = 2*PI()*f*L</text:p>
          </table:table-cell>
          <table:table-cell table:style-name="ce1"/>
          <table:table-cell table:style-name="ce1" office:value-type="string" calcext:value-type="string">
            <text:p>XC = 1/(2*PI()*f*C)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E en V</text:p>
          </table:table-cell>
          <table:table-cell table:style-name="ce4" table:formula="of:=[.B12]*COS(RADIANS([.C12]))" office:value-type="float" office:value="109.9918975" calcext:value-type="float">
            <text:p>109,9918975</text:p>
          </table:table-cell>
          <table:table-cell table:style-name="ce4" table:formula="of:=[.B12]*SIN(RADIANS([.C12]))" office:value-type="float" office:value="-109.9999997" calcext:value-type="float">
            <text:p>-109,9999997</text:p>
          </table:table-cell>
          <table:table-cell table:style-name="ce4" table:formula="of:=[.D12]*COS(RADIANS([.E12]))" office:value-type="float" office:value="110.0081025" calcext:value-type="float">
            <text:p>110,0081025</text:p>
          </table:table-cell>
          <table:table-cell table:style-name="ce4" table:formula="of:=[.D12]*SIN(RADIANS([.E12]))" office:value-type="float" office:value="109.9999997" calcext:value-type="float">
            <text:p>109,99999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B14]*[.B16]" office:value-type="float" office:value="155.5577625" calcext:value-type="float">
            <text:p>155,5577625</text:p>
          </table:table-cell>
          <table:table-cell table:style-name="ce4" table:formula="of:=[.C14]+[.C16]" office:value-type="float" office:value="-45.00211017" calcext:value-type="float">
            <text:p>-45,00211017</text:p>
          </table:table-cell>
          <table:table-cell table:style-name="ce5" table:formula="of:=[.D14]*[.D16]" office:value-type="float" office:value="155.5692211" calcext:value-type="float">
            <text:p>155,5692211</text:p>
          </table:table-cell>
          <table:table-cell table:style-name="ce4" table:formula="of:=[.E14]+[.E16]" office:value-type="float" office:value="44.99788983" calcext:value-type="float">
            <text:p>44,997889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 en A</text:p>
          </table:table-cell>
          <table:table-cell table:style-name="ce4" table:formula="of:=[.H14]*COS(RADIANS([.I14]))" office:value-type="float" office:value="1.833198292" calcext:value-type="float">
            <text:p>1,833198292</text:p>
          </table:table-cell>
          <table:table-cell table:style-name="ce4" table:formula="of:=[.H14]*SIN(RADIANS([.I14]))" office:value-type="float" office:value="-1.833333328" calcext:value-type="float">
            <text:p>-1,833333328</text:p>
          </table:table-cell>
          <table:table-cell table:style-name="ce4" table:formula="of:=[.H14]*COS(RADIANS([.I14]))" office:value-type="float" office:value="1.833198292" calcext:value-type="float">
            <text:p>1,833198292</text:p>
          </table:table-cell>
          <table:table-cell table:style-name="ce4" table:formula="of:=[.H14]*SIN(RADIANS([.I14]))" office:value-type="float" office:value="-1.833333328" calcext:value-type="float">
            <text:p>-1,83333332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H14]*COS(RADIANS([.I14]))" office:value-type="float" office:value="1.833198292" calcext:value-type="float">
            <text:p>1,833198292</text:p>
          </table:table-cell>
          <table:table-cell table:style-name="ce4" table:formula="of:=[.H14]*SIN(RADIANS([.I14]))" office:value-type="float" office:value="-1.833333328" calcext:value-type="float">
            <text:p>-1,833333328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H12]/[.H16]" office:value-type="float" office:value="2.592629374" calcext:value-type="float">
            <text:p>2,592629374</text:p>
          </table:table-cell>
          <table:table-cell table:style-name="ce4" table:formula="of:=[.I12]-[.I16]" office:value-type="float" office:value="-45.00211017" calcext:value-type="float">
            <text:p>-45,00211017</text:p>
          </table:table-cell>
          <table:table-cell table:style-name="ce5" table:formula="of:=[.H12]/[.H16]" office:value-type="float" office:value="2.592629374" calcext:value-type="float">
            <text:p>2,592629374</text:p>
          </table:table-cell>
          <table:table-cell table:style-name="ce4" table:formula="of:=[.I12]-[.I16]" office:value-type="float" office:value="-45.00211017" calcext:value-type="float">
            <text:p>-45,0021101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table:formula="of:=[.H12]/[.H16]" office:value-type="float" office:value="2.592629374" calcext:value-type="float">
            <text:p>2,592629374</text:p>
          </table:table-cell>
          <table:table-cell table:style-name="ce4" table:formula="of:=[.I12]-[.I16]" office:value-type="float" office:value="-45.00211017" calcext:value-type="float">
            <text:p>-45,00211017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Z en Ω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2*PI()*50*0.191" office:value-type="float" office:value="60.00441968" calcext:value-type="float">
            <text:p>60,004419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5]+[.D15]" office:value-type="float" office:value="60" calcext:value-type="float">
            <text:p>60</text:p>
          </table:table-cell>
          <table:table-cell table:style-name="ce4" table:formula="of:=[.C15]+[.E15]" office:value-type="float" office:value="60.00441968" calcext:value-type="float">
            <text:p>60,00441968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2*PI()*50*0.191" office:value-type="float" office:value="60.00441968" calcext:value-type="float">
            <text:p>60,0044196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SQRT([.H15]*[.H15]+[.I15]*[.I15])" office:value-type="float" office:value="84.85593899" calcext:value-type="float">
            <text:p>84,85593899</text:p>
          </table:table-cell>
          <table:table-cell table:style-name="ce4" table:formula="of:=DEGREES(ATAN([.I15]/[.H15]))" office:value-type="float" office:value="45.00211017" calcext:value-type="float">
            <text:p>45,00211017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>
            <text:p>P en W</text:p>
          </table:table-cell>
          <table:table-cell table:style-name="ce7" table:formula="of:=[.B12]*[.B14]" office:value-type="float" office:value="403.3036243" calcext:value-type="float" table:number-columns-spanned="2" table:number-rows-spanned="1">
            <text:p>403,3036243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403.3333322" calcext:value-type="float" table:number-columns-spanned="2" table:number-rows-spanned="1">
            <text:p>403,3333322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SQRT([.B19]*[.B19]+[.D20]*[.D20])" office:value-type="float" office:value="570.3784623" calcext:value-type="float" table:number-columns-spanned="2" table:number-rows-spanned="1">
            <text:p>570,3784623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DEGREES(ATAN([.D14]/[.B14]))" office:value-type="float" office:value="45" calcext:value-type="float" table:number-columns-spanned="2" table:number-rows-spanned="1">
            <text:p>45</text:p>
          </table:table-cell>
          <table:covered-table-cell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-4" table:style-name="ta4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ejercicio 9-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4" office:value-type="string" calcext:value-type="string">
            <text:p>R i L en sèr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 en Hz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 en Ω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 en H</text:p>
          </table:table-cell>
          <table:table-cell table:style-name="ce4" office:value-type="float" office:value="0.191" calcext:value-type="float">
            <text:p>0,1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en 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XL = 2*PI()*f*L</text:p>
          </table:table-cell>
          <table:table-cell table:style-name="ce1"/>
          <table:table-cell table:style-name="ce1" office:value-type="string" calcext:value-type="string">
            <text:p>XC = 1/(2*PI()*f*C)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E en V</text:p>
          </table:table-cell>
          <table:table-cell table:style-name="ce4" table:formula="of:=[.B12]*COS(RADIANS([.C12]))" office:value-type="float" office:value="211.5372629" calcext:value-type="float">
            <text:p>211,5372629</text:p>
          </table:table-cell>
          <table:table-cell table:style-name="ce4" table:formula="of:=[.B12]*SIN(RADIANS([.C12]))" office:value-type="float" office:value="-42.310569" calcext:value-type="float">
            <text:p>-42,310569</text:p>
          </table:table-cell>
          <table:table-cell table:style-name="ce4" table:formula="of:=[.D12]*COS(RADIANS([.E12]))" office:value-type="float" office:value="8.462737131" calcext:value-type="float">
            <text:p>8,462737131</text:p>
          </table:table-cell>
          <table:table-cell table:style-name="ce4" table:formula="of:=[.D12]*SIN(RADIANS([.E12]))" office:value-type="float" office:value="42.310569" calcext:value-type="float">
            <text:p>42,3105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B14]*[.B16]" office:value-type="float" office:value="215.7271374" calcext:value-type="float">
            <text:p>215,7271374</text:p>
          </table:table-cell>
          <table:table-cell table:style-name="ce4" table:formula="of:=[.C14]+[.C16]" office:value-type="float" office:value="-11.3107441" calcext:value-type="float">
            <text:p>-11,3107441</text:p>
          </table:table-cell>
          <table:table-cell table:style-name="ce5" table:formula="of:=[.D14]*[.D16]" office:value-type="float" office:value="43.14860564" calcext:value-type="float">
            <text:p>43,14860564</text:p>
          </table:table-cell>
          <table:table-cell table:style-name="ce4" table:formula="of:=[.E14]+[.E16]" office:value-type="float" office:value="78.6892559" calcext:value-type="float">
            <text:p>78,68925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 en A</text:p>
          </table:table-cell>
          <table:table-cell table:style-name="ce4" table:formula="of:=[.H14]*COS(RADIANS([.I14]))" office:value-type="float" office:value="0.7051242096" calcext:value-type="float">
            <text:p>0,7051242096</text:p>
          </table:table-cell>
          <table:table-cell table:style-name="ce4" table:formula="of:=[.H14]*SIN(RADIANS([.I14]))" office:value-type="float" office:value="-0.14103523" calcext:value-type="float">
            <text:p>-0,14103523</text:p>
          </table:table-cell>
          <table:table-cell table:style-name="ce4" table:formula="of:=[.H14]*COS(RADIANS([.I14]))" office:value-type="float" office:value="0.7051242096" calcext:value-type="float">
            <text:p>0,7051242096</text:p>
          </table:table-cell>
          <table:table-cell table:style-name="ce4" table:formula="of:=[.H14]*SIN(RADIANS([.I14]))" office:value-type="float" office:value="-0.14103523" calcext:value-type="float">
            <text:p>-0,1410352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H14]*COS(RADIANS([.I14]))" office:value-type="float" office:value="0.7051242096" calcext:value-type="float">
            <text:p>0,7051242096</text:p>
          </table:table-cell>
          <table:table-cell table:style-name="ce4" table:formula="of:=[.H14]*SIN(RADIANS([.I14]))" office:value-type="float" office:value="-0.14103523" calcext:value-type="float">
            <text:p>-0,14103523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H12]/[.H16]" office:value-type="float" office:value="0.7190904582" calcext:value-type="float">
            <text:p>0,7190904582</text:p>
          </table:table-cell>
          <table:table-cell table:style-name="ce4" table:formula="of:=[.I12]-[.I16]" office:value-type="float" office:value="-11.3107441" calcext:value-type="float">
            <text:p>-11,3107441</text:p>
          </table:table-cell>
          <table:table-cell table:style-name="ce5" table:formula="of:=[.H12]/[.H16]" office:value-type="float" office:value="0.7190904582" calcext:value-type="float">
            <text:p>0,7190904582</text:p>
          </table:table-cell>
          <table:table-cell table:style-name="ce4" table:formula="of:=[.I12]-[.I16]" office:value-type="float" office:value="-11.3107441" calcext:value-type="float">
            <text:p>-11,310744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table:formula="of:=[.H12]/[.H16]" office:value-type="float" office:value="0.7190904582" calcext:value-type="float">
            <text:p>0,7190904582</text:p>
          </table:table-cell>
          <table:table-cell table:style-name="ce4" table:formula="of:=[.I12]-[.I16]" office:value-type="float" office:value="-11.3107441" calcext:value-type="float">
            <text:p>-11,3107441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Z en Ω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2*PI()*50*0.191" office:value-type="float" office:value="60.00441968" calcext:value-type="float">
            <text:p>60,004419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5]+[.D15]" office:value-type="float" office:value="300" calcext:value-type="float">
            <text:p>300</text:p>
          </table:table-cell>
          <table:table-cell table:style-name="ce4" table:formula="of:=[.C15]+[.E15]" office:value-type="float" office:value="60.00441968" calcext:value-type="float">
            <text:p>60,00441968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2*PI()*50*0.191" office:value-type="float" office:value="60.00441968" calcext:value-type="float">
            <text:p>60,0044196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SQRT([.H15]*[.H15]+[.I15]*[.I15])" office:value-type="float" office:value="305.9420376" calcext:value-type="float">
            <text:p>305,9420376</text:p>
          </table:table-cell>
          <table:table-cell table:style-name="ce4" table:formula="of:=DEGREES(ATAN([.I15]/[.H15]))" office:value-type="float" office:value="11.3107441" calcext:value-type="float">
            <text:p>11,3107441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>
            <text:p>P en W</text:p>
          </table:table-cell>
          <table:table-cell table:style-name="ce7" table:formula="of:=[.B12]*[.B14]" office:value-type="float" office:value="155.1273261" calcext:value-type="float" table:number-columns-spanned="2" table:number-rows-spanned="1">
            <text:p>155,1273261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31.0277506" calcext:value-type="float" table:number-columns-spanned="2" table:number-rows-spanned="1">
            <text:p>31,0277506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SQRT([.B19]*[.B19]+[.D20]*[.D20])" office:value-type="float" office:value="158.1999008" calcext:value-type="float" table:number-columns-spanned="2" table:number-rows-spanned="1">
            <text:p>158,1999008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DEGREES(ATAN([.D14]/[.B14]))" office:value-type="float" office:value="45" calcext:value-type="float" table:number-columns-spanned="2" table:number-rows-spanned="1">
            <text:p>45</text:p>
          </table:table-cell>
          <table:covered-table-cell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-3" table:style-name="ta5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ejercicio 12-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4" office:value-type="string" calcext:value-type="string">
            <text:p>R, L i C en sèr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 en Hz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 en Ω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 en H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en F</text:p>
          </table:table-cell>
          <table:table-cell table:style-name="ce4" office:value-type="float" office:value="0.00005" calcext:value-type="float">
            <text:p>5E-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XL = 2*PI()*f*L</text:p>
          </table:table-cell>
          <table:table-cell table:style-name="ce1"/>
          <table:table-cell table:style-name="ce1" office:value-type="string" calcext:value-type="string">
            <text:p>XC = 1/(2*PI()*f*C)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E en V</text:p>
          </table:table-cell>
          <table:table-cell table:style-name="ce4" table:formula="of:=[.B12]*COS(RADIANS([.C12]))" office:value-type="float" office:value="201.5999565" calcext:value-type="float">
            <text:p>201,5999565</text:p>
          </table:table-cell>
          <table:table-cell table:style-name="ce4" table:formula="of:=[.B12]*SIN(RADIANS([.C12]))" office:value-type="float" office:value="-75.66668708" calcext:value-type="float">
            <text:p>-75,66668708</text:p>
          </table:table-cell>
          <table:table-cell table:style-name="ce4" table:formula="of:=[.D12]*COS(RADIANS([.E12]))" office:value-type="float" office:value="38.03422532" calcext:value-type="float">
            <text:p>38,03422532</text:p>
          </table:table-cell>
          <table:table-cell table:style-name="ce4" table:formula="of:=[.D12]*SIN(RADIANS([.E12]))" office:value-type="float" office:value="101.3351908" calcext:value-type="float">
            <text:p>101,3351908</text:p>
          </table:table-cell>
          <table:table-cell table:style-name="ce4" table:formula="of:=[.F12]*COS(RADIANS([.G12]))" office:value-type="float" office:value="-9.634181822" calcext:value-type="float">
            <text:p>-9,634181822</text:p>
          </table:table-cell>
          <table:table-cell table:style-name="ce4" table:formula="of:=[.F12]*SIN(RADIANS([.G12]))" office:value-type="float" office:value="-25.66850368" calcext:value-type="float">
            <text:p>-25,6685036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B14]*[.B16]" office:value-type="float" office:value="215.3322781" calcext:value-type="float">
            <text:p>215,3322781</text:p>
          </table:table-cell>
          <table:table-cell table:style-name="ce4" table:formula="of:=[.C14]+[.C16]" office:value-type="float" office:value="-20.57266365" calcext:value-type="float">
            <text:p>-20,57266365</text:p>
          </table:table-cell>
          <table:table-cell table:style-name="ce5" table:formula="of:=[.D14]*[.D16]" office:value-type="float" office:value="108.2378085" calcext:value-type="float">
            <text:p>108,2378085</text:p>
          </table:table-cell>
          <table:table-cell table:style-name="ce4" table:formula="of:=[.E14]+[.E16]" office:value-type="float" office:value="69.42733635" calcext:value-type="float">
            <text:p>69,42733635</text:p>
          </table:table-cell>
          <table:table-cell table:style-name="ce4" table:formula="of:=[.F14]*[.F16]" office:value-type="float" office:value="27.41695717" calcext:value-type="float">
            <text:p>27,41695717</text:p>
          </table:table-cell>
          <table:table-cell table:style-name="ce4" table:formula="of:=[.G14]+[.G16]" office:value-type="float" office:value="-110.5726637" calcext:value-type="float">
            <text:p>-110,572663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 en A</text:p>
          </table:table-cell>
          <table:table-cell table:style-name="ce4" table:formula="of:=[.H14]*COS(RADIANS([.I14]))" office:value-type="float" office:value="0.403199913" calcext:value-type="float">
            <text:p>0,403199913</text:p>
          </table:table-cell>
          <table:table-cell table:style-name="ce4" table:formula="of:=[.H14]*SIN(RADIANS([.I14]))" office:value-type="float" office:value="-0.1513333742" calcext:value-type="float">
            <text:p>-0,1513333742</text:p>
          </table:table-cell>
          <table:table-cell table:style-name="ce4" table:formula="of:=[.H14]*COS(RADIANS([.I14]))" office:value-type="float" office:value="0.403199913" calcext:value-type="float">
            <text:p>0,403199913</text:p>
          </table:table-cell>
          <table:table-cell table:style-name="ce4" table:formula="of:=[.H14]*SIN(RADIANS([.I14]))" office:value-type="float" office:value="-0.1513333742" calcext:value-type="float">
            <text:p>-0,1513333742</text:p>
          </table:table-cell>
          <table:table-cell table:style-name="ce4" table:formula="of:=[.H14]*COS(RADIANS([.I14]))" office:value-type="float" office:value="0.403199913" calcext:value-type="float">
            <text:p>0,403199913</text:p>
          </table:table-cell>
          <table:table-cell table:style-name="ce4" table:formula="of:=[.H14]*SIN(RADIANS([.I14]))" office:value-type="float" office:value="-0.1513333742" calcext:value-type="float">
            <text:p>-0,1513333742</text:p>
          </table:table-cell>
          <table:table-cell table:style-name="ce4" table:formula="of:=[.H14]*COS(RADIANS([.I14]))" office:value-type="float" office:value="0.403199913" calcext:value-type="float">
            <text:p>0,403199913</text:p>
          </table:table-cell>
          <table:table-cell table:style-name="ce4" table:formula="of:=[.H14]*SIN(RADIANS([.I14]))" office:value-type="float" office:value="-0.1513333742" calcext:value-type="float">
            <text:p>-0,1513333742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[.H12]/[.H16]" office:value-type="float" office:value="0.4306645562" calcext:value-type="float">
            <text:p>0,4306645562</text:p>
          </table:table-cell>
          <table:table-cell table:style-name="ce4" table:formula="of:=[.I12]-[.I16]" office:value-type="float" office:value="-20.57266365" calcext:value-type="float">
            <text:p>-20,57266365</text:p>
          </table:table-cell>
          <table:table-cell table:style-name="ce5" table:formula="of:=[.H12]/[.H16]" office:value-type="float" office:value="0.4306645562" calcext:value-type="float">
            <text:p>0,4306645562</text:p>
          </table:table-cell>
          <table:table-cell table:style-name="ce4" table:formula="of:=[.I12]-[.I16]" office:value-type="float" office:value="-20.57266365" calcext:value-type="float">
            <text:p>-20,57266365</text:p>
          </table:table-cell>
          <table:table-cell table:style-name="ce5" table:formula="of:=[.H12]/[.H16]" office:value-type="float" office:value="0.4306645562" calcext:value-type="float">
            <text:p>0,4306645562</text:p>
          </table:table-cell>
          <table:table-cell table:style-name="ce4" table:formula="of:=[.I12]-[.I16]" office:value-type="float" office:value="-20.57266365" calcext:value-type="float">
            <text:p>-20,57266365</text:p>
          </table:table-cell>
          <table:table-cell table:style-name="ce5" table:formula="of:=[.H12]/[.H16]" office:value-type="float" office:value="0.4306645562" calcext:value-type="float">
            <text:p>0,4306645562</text:p>
          </table:table-cell>
          <table:table-cell table:style-name="ce4" table:formula="of:=[.I12]-[.I16]" office:value-type="float" office:value="-20.57266365" calcext:value-type="float">
            <text:p>-20,57266365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Z en Ω</text:p>
          </table:table-cell>
          <table:table-cell table:style-name="ce4" table:formula="of:=[.B5]" office:value-type="float" office:value="500" calcext:value-type="float">
            <text:p>5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2*PI()*50*[.B6]" office:value-type="float" office:value="251.3274123" calcext:value-type="float">
            <text:p>251,32741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1/(2*PI()*50*[.B7])" office:value-type="float" office:value="-63.66197724" calcext:value-type="float">
            <text:p>-63,66197724</text:p>
          </table:table-cell>
          <table:table-cell table:style-name="ce4" table:formula="of:=[.B15]+[.D15]+[.F15]" office:value-type="float" office:value="500" calcext:value-type="float">
            <text:p>500</text:p>
          </table:table-cell>
          <table:table-cell table:style-name="ce4" table:formula="of:=[.C15]+[.E15]+[.G15]" office:value-type="float" office:value="187.66543506" calcext:value-type="float">
            <text:p>187,66543506</text:p>
          </table:table-cell>
          <table:table-cell table:style-name="ce4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table:formula="of:=[.B5]" office:value-type="float" office:value="500" calcext:value-type="float">
            <text:p>5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2*PI()*50*[.B6]" office:value-type="float" office:value="251.3274123" calcext:value-type="float">
            <text:p>251,3274123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1/(2*PI()*50*[.B7])" office:value-type="float" office:value="63.66197724" calcext:value-type="float">
            <text:p>63,66197724</text:p>
          </table:table-cell>
          <table:table-cell table:style-name="ce4" office:value-type="float" office:value="-90" calcext:value-type="float">
            <text:p>-90</text:p>
          </table:table-cell>
          <table:table-cell table:style-name="ce5" table:formula="of:=SQRT([.H15]*[.H15]+[.I15]*[.I15])" office:value-type="float" office:value="534.0583447" calcext:value-type="float">
            <text:p>534,0583447</text:p>
          </table:table-cell>
          <table:table-cell table:style-name="ce4" table:formula="of:=DEGREES(ATAN([.I15]/[.H15]))" office:value-type="float" office:value="20.57266365" calcext:value-type="float">
            <text:p>20,57266365</text:p>
          </table:table-cell>
          <table:table-cell table:style-name="ce4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>
            <text:p>P en W</text:p>
          </table:table-cell>
          <table:table-cell table:style-name="ce7" table:formula="of:=[.B12]*[.B14]" office:value-type="float" office:value="92.73597999" calcext:value-type="float" table:number-columns-spanned="2" table:number-rows-spanned="1">
            <text:p>92,73597999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46.61418775" calcext:value-type="float" table:number-columns-spanned="2" table:number-rows-spanned="1">
            <text:p>46,61418775</text:p>
          </table:table-cell>
          <table:covered-table-cell/>
          <table:table-cell table:style-name="ce7" table:formula="of:=-[.F12]*[.F14]" office:value-type="float" office:value="-11.80751169" calcext:value-type="float" table:number-columns-spanned="2" table:number-rows-spanned="1">
            <text:p>-11,80751169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[.H12]*[.H14]" office:value-type="float" office:value="99.05284793" calcext:value-type="float" table:number-columns-spanned="2" table:number-rows-spanned="1">
            <text:p>99,05284793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[.I16]" office:value-type="float" office:value="20.57266365" calcext:value-type="float" table:number-columns-spanned="2" table:number-rows-spanned="1">
            <text:p>20,57266365</text:p>
          </table:table-cell>
          <table:covered-table-cell/>
          <table:table-cell table:number-columns-repeated="1021"/>
        </table:table-row>
        <table:table-row table:style-name="ro1">
          <table:table-cell table:style-name="ce1" office:value-type="string" calcext:value-type="string">
            <text:p>Factor de potència</text:p>
          </table:table-cell>
          <table:table-cell/>
          <table:table-cell table:style-name="ce5" table:formula="of:=COS(RADIANS([.B22]))" office:value-type="float" office:value="0.9362272961" calcext:value-type="float">
            <text:p>0,9362272961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XL" table:base-cell-address="$'9-1'.$A$1" table:cell-range-address="$'9-2'.$D$9: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07:12:33.596198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9-1" style:display-name="PageStyle_9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2" style:display-name="PageStyle_9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3" style:display-name="PageStyle_9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4" style:display-name="PageStyle_9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-3" style:display-name="PageStyle_12-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5" meta:cell-count="454" meta:object-count="0"/>
  </office:meta>
</office:document-meta>
</file>